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sv" fo:country="SE"/>
    </style:style>
    <style:style style:name="T3" style:parent-style-name="DefaultParagraphFont" style:family="text">
      <style:text-properties fo:background-color="#FFFF00"/>
    </style:style>
    <style:style style:name="T4" style:parent-style-name="DefaultParagraphFont" style:family="text">
      <style:text-properties fo:background-color="#FFFF00"/>
    </style:style>
    <style:style style:name="T5" style:parent-style-name="DefaultParagraphFont" style:family="text">
      <style:text-properties fo:background-color="#FFFF00"/>
    </style:style>
    <style:style style:name="T6" style:parent-style-name="DefaultParagraphFont" style:family="text">
      <style:text-properties fo:background-color="#FFFF00"/>
    </style:style>
    <style:style style:name="T7" style:parent-style-name="DefaultParagraphFont" style:family="text">
      <style:text-properties fo:background-color="#FFFF00"/>
    </style:style>
    <style:style style:name="T8" style:parent-style-name="DefaultParagraphFont" style:family="text">
      <style:text-properties fo:background-color="#FFFF00"/>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T11" style:parent-style-name="DefaultParagraphFont" style:family="text">
      <style:text-properties fo:background-color="#FFFF00" fo:language="sv" fo:country="SE"/>
    </style:style>
    <style:style style:name="T12" style:parent-style-name="DefaultParagraphFont" style:family="text">
      <style:text-properties fo:background-color="#FFFF00"/>
    </style:style>
    <style:style style:name="T13" style:parent-style-name="DefaultParagraphFont" style:family="text">
      <style:text-properties fo:background-color="#FFFF00"/>
    </style:style>
    <style:style style:name="T14" style:parent-style-name="DefaultParagraphFont" style:family="text">
      <style:text-properties fo:background-color="#FFFF00"/>
    </style:style>
    <style:style style:name="T15" style:parent-style-name="DefaultParagraphFont" style:family="text">
      <style:text-properties fo:background-color="#FFFF00"/>
    </style:style>
    <style:style style:name="T16" style:parent-style-name="DefaultParagraphFont" style:family="text">
      <style:text-properties fo:background-color="#FFFF00"/>
    </style:style>
    <style:style style:name="T17" style:parent-style-name="DefaultParagraphFont" style:family="text">
      <style:text-properties fo:background-color="#FFFF00"/>
    </style:style>
    <style:style style:name="T18" style:parent-style-name="DefaultParagraphFont" style:family="text">
      <style:text-properties fo:background-color="#FFFF00"/>
    </style:style>
    <style:style style:name="T19" style:parent-style-name="DefaultParagraphFont" style:family="text">
      <style:text-properties fo:background-color="#FFFF00"/>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T24" style:parent-style-name="DefaultParagraphFont" style:family="text">
      <style:text-properties fo:background-color="#FFFF00"/>
    </style:style>
    <style:style style:name="T25" style:parent-style-name="DefaultParagraphFont" style:family="text">
      <style:text-properties fo:background-color="#FFFF00"/>
    </style:style>
    <style:style style:name="T26" style:parent-style-name="DefaultParagraphFont" style:family="text">
      <style:text-properties fo:background-color="#FFFF00"/>
    </style:style>
    <style:style style:name="T27" style:parent-style-name="DefaultParagraphFont" style:family="text">
      <style:text-properties fo:background-color="#FFFF00"/>
    </style:style>
    <style:style style:name="T28" style:parent-style-name="DefaultParagraphFont" style:family="text">
      <style:text-properties fo:background-color="#FFFF00"/>
    </style:style>
    <style:style style:name="T29" style:parent-style-name="DefaultParagraphFont" style:family="text">
      <style:text-properties fo:background-color="#FFFF00"/>
    </style:style>
    <style:style style:name="T30" style:parent-style-name="DefaultParagraphFont" style:family="text">
      <style:text-properties fo:background-color="#FFFF00"/>
    </style:style>
    <style:style style:name="T31" style:parent-style-name="DefaultParagraphFont" style:family="text">
      <style:text-properties fo:background-color="#FFFF00"/>
    </style:style>
  </office:automatic-styles>
  <office:body>
    <office:text text:use-soft-page-breaks="true">
      <text:p text:style-name="P1">Korr 231030</text:p>
      <text:p text:style-name="Standard"/>
      <text:p text:style-name="Standard">Kartrubrik: Välkommen till Kulturmiljön Björke och Björkemossen</text:p>
      <text:p text:style-name="Standard"/>
      <text:p text:style-name="Standard">I texten nedan ska du väl skriva ut att den streckade fyrkanten betyder helskärm och att det är lämpligt att anvä'nda det läget på mobiltelefon.</text:p>
      <text:p text:style-name="Standard"/>
      <text:p text:style-name="Standard">Jag<text:s/>funderade kartan. Om vi inte vill göra den större, kanske vi ska lägga en enkel orienteringskarta <text:s/>med Björke i mitten och Tanumshede och Strömstad som tydliga hållpunkter.</text:p>
      <text:p text:style-name="Standard"/>
      <text:p text:style-name="Standard">Tillägg till text Uppdraget</text:p>
      <text:p text:style-name="Standard">Lägg till ett nytt stycke.</text:p>
      <text:p text:style-name="Standard">Om du blir nyfiken på att besöka området efter att besökt det på hemsi<text:span text:style-name="T2">d</text:span>an vill vi uppmärksamma dig på området inte är iordningställt för besök. Det vill säga det finns inga parkeringsplatser eller speicellt framtagna vandringstsigar. Däremot är du genom allemansrätten alltid välkommen till besök, respektera dock de boendes behov och se till att du inte parkerar din bil i vägen för någon.</text:p>
      <text:p text:style-name="Standard"/>
      <text:p text:style-name="Standard">Ändrade eller tillagda bildtexter:</text:p>
      <text:p text:style-name="Standard"><text:span text:style-name="T3">L1968:5553 Rest av stensättning vid Enerhogen, i bakgrunden<text:s/></text:span><text:span text:style-name="T4"><office:annotation office:name="0" xml:id="547978708"><dc:creator>Okänd författare</dc:creator><dc:date>2023-10-31T09:06:00</dc:date><meta:creator-initials>Okänd för</meta:creator-initials><text:p text:style-name="Normal">Lundekas är felstavat</text:p></office:annotation>Lundekas</text:span><text:span text:style-name="T5"><office:annotation-end office:name="0"/></text:span><text:span text:style-name="T6"><text:s/>med fossil åker.</text:span></text:p>
      <text:p text:style-name="Standard"/>
      <text:p text:style-name="Standard"><text:span text:style-name="T7">L2023:656 Kvarliggande urkilade råblock</text:span><text:span text:style-name="T8"><office:annotation office:name="1" xml:id="674847193"><dc:creator>Okänd författare</dc:creator><dc:date>2023-10-31T09:09:00</dc:date><meta:creator-initials>Okänd för</meta:creator-initials><text:p text:style-name="Normal">Ändrat texten något</text:p></office:annotation><text:s/>i västra delen av småbrottsområdet.</text:span><text:span text:style-name="T9"><office:annotation-end office:name="1"/></text:span></text:p>
      <text:p text:style-name="Standard"/>
      <text:p text:style-name="Standard"><text:span text:style-name="T10">L1968:5657 En stensättning lågt belägen i skogsmarken, i öv</text:span><text:span text:style-name="T11">e</text:span><text:span text:style-name="T12">rgången mot odlingsmark. Ett klasssiskt läge för järnålderns gravar.</text:span></text:p>
      <text:p text:style-name="Standard"/>
      <text:p text:style-name="Standard"><text:span text:style-name="T13">L2023:649 Ett småbrott<text:s/></text:span><text:span text:style-name="T14"><office:annotation office:name="2" xml:id="1665374150"><dc:creator>Okänd författare</dc:creator><dc:date>2023-10-31T09:20:00</dc:date><meta:creator-initials>Okänd för</meta:creator-initials><text:p text:style-name="Normal">Ändring av texten</text:p></office:annotation>där stenhuggaren</text:span><text:span text:style-name="T15"><office:annotation-end office:name="2"/></text:span><text:span text:style-name="T16"><text:s/>utnyttjat naturlig sprickbildning för att kila fram block.</text:span></text:p>
      <text:p text:style-name="Standard"/>
      <text:p text:style-name="Standard"><text:span text:style-name="T17">L1968:5759 <text:s/>Ett röse i krönläge</text:span><text:span text:style-name="T18"><office:annotation office:name="3" xml:id="530634972"><dc:creator>Okänd författare</dc:creator><dc:date>2023-10-31T09:23:00</dc:date><meta:creator-initials>Okänd för</meta:creator-initials><text:p text:style-name="Normal">Ändrat text</text:p></office:annotation>, vilket är den vanligaste placeringen av bronsålderns gravar. Beläget inom den norra delen a</text:span><text:span text:style-name="T19"><office:annotation-end office:name="3"/></text:span><text:span text:style-name="T20">v kulturmiljön.</text:span></text:p>
      <text:p text:style-name="Standard"/>
      <text:p text:style-name="Standard"><text:span text:style-name="T21">L1968:7034 Här har stenar lagts på ett krönläge för att förstärka effekten av<text:s/></text:span><text:span text:style-name="T22"><office:annotation office:name="4" xml:id="1723210120"><dc:creator>Okänd författare</dc:creator><dc:date>2023-10-31T09:24:00</dc:date><meta:creator-initials>Okänd för</meta:creator-initials><text:p text:style-name="Normal">förtydligat</text:p></office:annotation>gravanläggningen.</text:span></text:p>
      <text:p text:style-name="Standard"><office:annotation-end office:name="4"/></text:p>
      <text:p text:style-name="Standard"/>
      <text:p text:style-name="Standard"><text:span text:style-name="T23">L1968:5871 En stor och tydlig<text:s/></text:span><text:span text:style-name="T24"><office:annotation office:name="5" xml:id="1176919562"><dc:creator>Okänd författare</dc:creator><dc:date>2023-10-31T09:25:00</dc:date><meta:creator-initials>Okänd för</meta:creator-initials><text:p text:style-name="Normal">felstavning</text:p></office:annotation>hög</text:span><text:span text:style-name="T25"><office:annotation-end office:name="5"/></text:span><text:span text:style-name="T26"><text:s/>i östra änden av Röseberget.</text:span></text:p>
      <text:p text:style-name="Standard"/>
      <text:p text:style-name="Standard"><text:span text:style-name="T27">L1968:7012 En ganska anonym stensättning i krönläge. Det låter som en motsättning men är ganska vanligt förekommande.</text:span></text:p>
      <text:p text:style-name="Standard"/>
      <text:p text:style-name="Standard"><text:span text:style-name="T28">L1968:5055</text:span><text:span text:style-name="T29"><office:annotation office:name="6" xml:id="1742162571"><dc:creator>Okänd författare</dc:creator><dc:date>2023-10-31T09:30:00</dc:date><meta:creator-initials>Okänd för</meta:creator-initials><text:p text:style-name="Normal">Tillagd text</text:p></office:annotation><text:s/>Ett gravfält som domineras av dommarringar och resta stenar. S</text:span><text:span text:style-name="T30"><office:annotation-end office:name="6"/></text:span><text:span text:style-name="T31">peciellt den stora resta stenen i östra delen av gravfältet är imponerande.</text:span></text:p>
      <text:p text:style-name="Standard"/>
      <text:p text:style-name="Standard">L2023:652<text:s/>Bild 3116. Grunddetaljer från den raserade torvströfabrik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ula Molander</dc:creator>
    <meta:creation-date>2009-04-16T11:32:00Z</meta:creation-date>
    <dc:date>2023-11-02T11:26:00Z</dc:date>
    <meta:template xlink:href="Normal.dotm" xlink:type="simple"/>
    <meta:editing-cycles>9</meta:editing-cycles>
    <meta:editing-duration>PT5160S</meta:editing-duration>
    <meta:user-defined meta:name="Info 1"/>
    <meta:user-defined meta:name="Info 2"/>
    <meta:user-defined meta:name="Info 3"/>
    <meta:user-defined meta:name="Info 4"/>
    <meta:document-statistic meta:page-count="1" meta:paragraph-count="3" meta:word-count="306" meta:character-count="1926" meta:row-count="13" meta:non-whitespace-character-count="1623"/>
  </office:meta>
</office:document-meta>
</file>